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objectwithoutfill">
      <style:graphic-properties draw:stroke="none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6.271cm" svg:height="6.743cm" svg:x="1.864cm" svg:y="2.101cm" svg:viewBox="0 0 6272 6744" svg:d="M3055 5983c1138 61 2691-918 2604-2419-88-1502-936-3021-2336-2825s-2551 1283-2703 3010c-153 1727 1298 2173 2435 2234zM6269 3150c80 1857-1241 3420-3221 3580-1980 159-3176-1066-3037-2981 138-1915 1690-3550 3412-3734 1721-183 2766 1279 2846 3135z">
          <text:p/>
        </draw:path>
        <draw:path draw:style-name="gr2" draw:text-style-name="P1" draw:layer="layout" svg:width="3.191cm" svg:height="0.782cm" draw:transform="skewX (-0.0020943951023932) rotate (-1.55456476475135) translate (4.3671814160231cm 4.1945728085556cm)" svg:viewBox="0 0 3192 783" svg:d="M334 711c365-65 720-77 1219-73 499 6 1328 177 1536 140 209-31 80-669-215-703s-628-52-1371-54-1041-1-1453-21c-115 2-38 737 284 711z">
          <text:p/>
        </draw:path>
        <draw:path draw:style-name="gr2" draw:text-style-name="P1" draw:layer="layout" svg:width="1.216cm" svg:height="2.808cm" draw:transform="skewX (-0.00052359877559826) rotate (-2.21080856350122) translate (6.7196025031777cm 6.7585094492094cm)" svg:viewBox="0 0 1217 2809" svg:d="M1205 2309c-255-215-205-445-227-714-54-664-20-1119-77-1507-19-128-936-131-900 90 72 433 99 841 127 1210 32 371-34 963 421 1383 203 188 754-380 656-462z">
          <text:p/>
        </draw:path>
        <draw:path draw:style-name="gr2" draw:text-style-name="P1" draw:layer="layout" svg:width="0.903cm" svg:height="0.661cm" draw:transform="rotate (-2.15757602131539) translate (4.49499110710379cm 4.2456151038323cm)" svg:viewBox="0 0 904 662" svg:d="M527 644c137-64 329-219 367-368 35-139-27-185-184-242-156-57-351-32-459-3-277 72-309 187-173 370 136 181 313 308 449 243z">
          <text:p/>
        </draw:path>
        <draw:path draw:style-name="gr3" draw:text-style-name="P1" draw:layer="layout" svg:width="3.052cm" svg:height="2.69cm" draw:transform="skewX (-0.000349065850398868) rotate (0.0979129710368819) translate (3.4626140964083cm 3.70718516430449cm)" svg:viewBox="0 0 3053 2691" svg:d="M215 61c1755-194 2948 45 2830 1156-119 1111-837 1263-2625 1474-152-9-93-774 196-790 919-49 1913-46 1771-589-141-542-955-704-2252-469-226 37-147-771 80-782z">
          <text:p/>
        </draw:path>
        <draw:path draw:style-name="gr2" draw:text-style-name="P1" draw:layer="layout" svg:width="0.903cm" svg:height="0.661cm" draw:transform="rotate (-2.15757602131539) translate (4.23599110710379cm 3.878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4.74599110710381cm 5.684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4.46899110710381cm 7.007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903cm" svg:height="0.661cm" draw:transform="rotate (-2.15757602131539) translate (6.77499110710379cm 6.78361510383229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35:32.871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9"/>
  </office:meta>
</office:document-meta>
</file>